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rsid="008372a4" officeooo:paragraph-rsid="008372a4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Среда, 29 января 2025 года, 11:41 Выполнено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1:40:27.978488450</meta:creation-date>
    <dc:title>Default</dc:title>
    <meta:editing-cycles>2</meta:editing-cycles>
    <meta:editing-duration>PT40S</meta:editing-duration>
    <meta:generator>LibreOffice/24.2.3.2$Linux_X86_64 LibreOffice_project/420$Build-2</meta:generator>
    <dc:date>2025-01-29T11:42:02.051908131</dc:date>
    <meta:document-statistic meta:table-count="1" meta:image-count="0" meta:object-count="0" meta:page-count="1" meta:paragraph-count="11" meta:word-count="30" meta:character-count="129" meta:non-whitespace-character-count="110"/>
  </office:meta>
</office:document-meta>
</file>